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3.75cm" fo:min-width="5.7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5.83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cm"/>
      <style:paragraph-properties style:writing-mode="lr-tb"/>
    </style:style>
    <style:style style:name="gr4" style:family="graphic" style:parent-style-name="objectwithoutfill">
      <style:graphic-properties svg:stroke-width="0.05cm" svg:stroke-color="#000000" draw:marker-start-width="0.275cm" draw:marker-end="線の終点_20_7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cm"/>
      <style:paragraph-properties style:writing-mode="lr-tb"/>
    </style:style>
    <style:style style:name="gr7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4.7cm" fo:min-width="5.65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2.809cm"/>
      <style:paragraph-properties style:writing-mode="lr-tb"/>
    </style:style>
    <style:style style:name="gr9" style:family="graphic" style:parent-style-name="objectwithoutfill">
      <style:graphic-properties svg:stroke-width="0.05cm" svg:stroke-color="#000000" draw:marker-start-width="0.28cm" draw:marker-end-width="0.28cm" draw:fill="none" draw:fill-color="#000000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63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2.57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5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1.50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8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87cm"/>
      <style:paragraph-properties style:writing-mode="lr-tb"/>
    </style:style>
    <style:style style:name="gr16" style:family="graphic" style:parent-style-name="standard">
      <style:graphic-properties svg:stroke-width="0.1cm" svg:stroke-color="#000000" draw:marker-start="線の終点_20_5" draw:marker-start-width="0.45cm" draw:marker-end="線の終点_20_6" draw:marker-end-width="0.45cm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draw:stroke="dash" draw:stroke-dash="Dash" svg:stroke-width="0.05cm" svg:stroke-color="#000000" draw:marker-start-width="0.28cm" draw:marker-end-width="0.28cm" svg:stroke-linecap="butt" draw:fill="none" draw:fill-color="#000000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9.37cm"/>
      <style:paragraph-properties style:writing-mode="lr-tb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3.85cm" fo:min-width="0cm"/>
    </style:style>
    <style:style style:name="gr20" style:family="graphic" style:parent-style-name="objectwithoutfill">
      <style:graphic-properties draw:marker-end="線の終点_20_4" draw:marker-end-width="0.3cm" draw:fill="none" draw:textarea-vertical-align="middle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3.85cm" fo:min-width="0.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style:font-name="Arial Black" fo:font-size="18pt" fo:font-weight="bold" style:font-weight-asian="bold" style:font-weight-complex="bold"/>
    </style:style>
    <style:style style:name="P3" style:family="paragraph">
      <loext:graphic-properties draw:fill="none" draw:fill-color="#ffffff"/>
      <style:text-properties style:font-name="Arial"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000000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style:font-name="Arial Black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Ari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6.2cm" svg:height="4cm" svg:x="5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28cm" svg:height="0.95cm" svg:x="4.325cm" svg:y="2.05cm">
          <draw:text-box>
            <text:p><text:span text:style-name="T1">Low Power Controller in SoC</text:span></text:p>
          </draw:text-box>
        </draw:frame>
        <draw:frame draw:style-name="gr3" draw:text-style-name="P3" draw:layer="layout" svg:width="1.7cm" svg:height="0.725cm" svg:x="5.1cm" svg:y="4.675cm">
          <draw:text-box>
            <text:p><text:span text:style-name="T2">STBY</text:span></text:p>
          </draw:text-box>
        </draw:frame>
        <draw:line draw:style-name="gr4" draw:text-style-name="P4" draw:layer="layout" svg:x1="3cm" svg:y1="5cm" svg:x2="5.1cm" svg:y2="5cm">
          <text:p/>
        </draw:line>
        <draw:frame draw:style-name="gr5" draw:text-style-name="P3" draw:layer="layout" svg:width="2.9cm" svg:height="0.725cm" svg:x="8.4cm" svg:y="4.6cm">
          <draw:text-box>
            <text:p><text:span text:style-name="T2">STBY_REQ</text:span></text:p>
          </draw:text-box>
        </draw:frame>
        <draw:frame draw:style-name="gr6" draw:text-style-name="P3" draw:layer="layout" svg:width="2.72cm" svg:height="0.725cm" svg:x="8.4cm" svg:y="5.576cm">
          <draw:text-box>
            <text:p><text:span text:style-name="T2">STBY_ACK</text:span></text:p>
          </draw:text-box>
        </draw:frame>
        <draw:frame draw:style-name="gr3" draw:text-style-name="P3" draw:layer="layout" svg:width="1.7cm" svg:height="0.725cm" svg:x="9.8cm" svg:y="3.676cm">
          <draw:text-box>
            <text:p><text:span text:style-name="T2">CLK</text:span></text:p>
          </draw:text-box>
        </draw:frame>
        <draw:line draw:style-name="gr4" draw:text-style-name="P4" draw:layer="layout" svg:x1="11.2cm" svg:y1="4cm" svg:x2="16cm" svg:y2="4cm">
          <text:p/>
        </draw:line>
        <draw:custom-shape draw:style-name="gr7" draw:text-style-name="P1" draw:layer="layout" svg:width="6.2cm" svg:height="5cm" svg:x="16cm" svg:y="3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3.309cm" svg:height="0.95cm" svg:x="17cm" svg:y="2.05cm">
          <draw:text-box>
            <text:p><text:span text:style-name="T1">mmRISC-1</text:span></text:p>
          </draw:text-box>
        </draw:frame>
        <draw:line draw:style-name="gr4" draw:text-style-name="P4" draw:layer="layout" svg:x1="11.2cm" svg:y1="5cm" svg:x2="16cm" svg:y2="5cm">
          <text:p/>
        </draw:line>
        <draw:line draw:style-name="gr4" draw:text-style-name="P4" draw:layer="layout" svg:x1="15.988cm" svg:y1="6cm" svg:x2="11.188cm" svg:y2="6cm">
          <text:p/>
        </draw:line>
        <draw:frame draw:style-name="gr3" draw:text-style-name="P3" draw:layer="layout" svg:width="1.7cm" svg:height="0.725cm" svg:x="16.2cm" svg:y="3.6cm">
          <draw:text-box>
            <text:p><text:span text:style-name="T2">CLK</text:span></text:p>
          </draw:text-box>
        </draw:frame>
        <draw:line draw:style-name="gr4" draw:text-style-name="P4" draw:layer="layout" svg:x1="4cm" svg:y1="7.5cm" svg:x2="16cm" svg:y2="7.5cm">
          <text:p/>
        </draw:line>
        <draw:line draw:style-name="gr9" draw:text-style-name="P5" draw:layer="layout" svg:x1="4cm" svg:y1="7.5cm" svg:x2="4cm" svg:y2="5cm">
          <text:p/>
        </draw:line>
        <draw:frame draw:style-name="gr3" draw:text-style-name="P3" draw:layer="layout" svg:width="1.7cm" svg:height="0.725cm" svg:x="16.1cm" svg:y="7.1cm">
          <draw:text-box>
            <text:p><text:span text:style-name="T2">STBY</text:span></text:p>
          </draw:text-box>
        </draw:frame>
        <draw:line draw:style-name="gr4" draw:text-style-name="P4" draw:layer="layout" svg:x1="6cm" svg:y1="8.5cm" svg:x2="6cm" svg:y2="7cm">
          <text:p/>
        </draw:line>
        <draw:line draw:style-name="gr9" draw:text-style-name="P5" draw:layer="layout" svg:x1="6cm" svg:y1="8.5cm" svg:x2="7cm" svg:y2="8.5cm">
          <text:p/>
        </draw:line>
        <draw:frame draw:style-name="gr10" draw:text-style-name="P3" draw:layer="layout" svg:width="2.136cm" svg:height="1.199cm" svg:x="5.1cm" svg:y="5.8cm">
          <draw:text-box>
            <text:p><text:span text:style-name="T2">debug</text:span></text:p>
            <text:p><text:span text:style-name="T2">detected</text:span></text:p>
          </draw:text-box>
        </draw:frame>
        <draw:frame draw:style-name="gr11" draw:text-style-name="P3" draw:layer="layout" svg:width="13.071cm" svg:height="1.199cm" svg:x="7.009cm" svg:y="7.875cm">
          <draw:text-box>
            <text:p><text:span text:style-name="T2">JTAG: TCK toggling</text:span></text:p>
            <text:p><text:span text:style-name="T2">cJTAG: signal CJTAG_IN_OSCAN1 from module CJTAG_2_JTAG </text:span></text:p>
          </draw:text-box>
        </draw:frame>
        <draw:frame draw:style-name="gr12" draw:text-style-name="P3" draw:layer="layout" svg:width="1.653cm" svg:height="0.725cm" svg:x="3.213cm" svg:y="12.174cm">
          <draw:text-box>
            <text:p><text:span text:style-name="T2">CLK</text:span></text:p>
          </draw:text-box>
        </draw:frame>
        <draw:frame draw:style-name="gr3" draw:text-style-name="P3" draw:layer="layout" svg:width="1.7cm" svg:height="0.725cm" svg:x="3.213cm" svg:y="13.175cm">
          <draw:text-box>
            <text:p><text:span text:style-name="T2">STBY</text:span></text:p>
          </draw:text-box>
        </draw:frame>
        <draw:line draw:style-name="gr9" draw:text-style-name="P5" draw:layer="layout" svg:x1="5.013cm" svg:y1="13cm" svg:x2="6.013cm" svg:y2="13cm">
          <text:p/>
        </draw:line>
        <draw:line draw:style-name="gr9" draw:text-style-name="P5" draw:layer="layout" svg:x1="5.013cm" svg:y1="14cm" svg:x2="6.513cm" svg:y2="14cm">
          <text:p/>
        </draw:line>
        <draw:line draw:style-name="gr9" draw:text-style-name="P5" draw:layer="layout" svg:x1="6.214cm" svg:y1="12.4cm" svg:x2="6.014cm" svg:y2="13cm">
          <text:p/>
        </draw:line>
        <draw:line draw:style-name="gr9" draw:text-style-name="P5" draw:layer="layout" svg:x1="7.015cm" svg:y1="12.4cm" svg:x2="7.215cm" svg:y2="13cm">
          <text:p/>
        </draw:line>
        <draw:line draw:style-name="gr9" draw:text-style-name="P5" draw:layer="layout" svg:x1="6.213cm" svg:y1="12.4cm" svg:x2="7.013cm" svg:y2="12.4cm">
          <text:p/>
        </draw:line>
        <draw:line draw:style-name="gr9" draw:text-style-name="P5" draw:layer="layout" svg:x1="7.213cm" svg:y1="13cm" svg:x2="8.013cm" svg:y2="13cm">
          <text:p/>
        </draw:line>
        <draw:line draw:style-name="gr9" draw:text-style-name="P5" draw:layer="layout" svg:x1="8.215cm" svg:y1="12.4cm" svg:x2="8.015cm" svg:y2="13cm">
          <text:p/>
        </draw:line>
        <draw:line draw:style-name="gr9" draw:text-style-name="P5" draw:layer="layout" svg:x1="9.016cm" svg:y1="12.4cm" svg:x2="9.216cm" svg:y2="13cm">
          <text:p/>
        </draw:line>
        <draw:line draw:style-name="gr9" draw:text-style-name="P5" draw:layer="layout" svg:x1="8.214cm" svg:y1="12.4cm" svg:x2="9.014cm" svg:y2="12.4cm">
          <text:p/>
        </draw:line>
        <draw:line draw:style-name="gr9" draw:text-style-name="P5" draw:layer="layout" svg:x1="6.701cm" svg:y1="13.4cm" svg:x2="21.4cm" svg:y2="13.4cm">
          <text:p/>
        </draw:line>
        <draw:line draw:style-name="gr9" draw:text-style-name="P5" draw:layer="layout" svg:x1="5cm" svg:y1="16cm" svg:x2="12cm" svg:y2="16cm">
          <text:p/>
        </draw:line>
        <draw:line draw:style-name="gr9" draw:text-style-name="P5" draw:layer="layout" svg:x1="21.601cm" svg:y1="14cm" svg:x2="29cm" svg:y2="14cm">
          <text:p/>
        </draw:line>
        <draw:frame draw:style-name="gr13" draw:text-style-name="P2" draw:layer="layout" svg:width="2.002cm" svg:height="0.95cm" svg:x="14.6cm" svg:y="11.1cm">
          <draw:text-box>
            <text:p><text:span text:style-name="T1">STBY</text:span></text:p>
          </draw:text-box>
        </draw:frame>
        <draw:frame draw:style-name="gr14" draw:text-style-name="P3" draw:layer="layout" svg:width="2.787cm" svg:height="0.725cm" svg:x="2.113cm" svg:y="14.176cm">
          <draw:text-box>
            <text:p><text:span text:style-name="T2">STBY_REQ</text:span></text:p>
          </draw:text-box>
        </draw:frame>
        <draw:frame draw:style-name="gr15" draw:text-style-name="P3" draw:layer="layout" svg:width="2.72cm" svg:height="0.725cm" svg:x="2.113cm" svg:y="15.177cm">
          <draw:text-box>
            <text:p><text:span text:style-name="T2">STBY_ACK</text:span></text:p>
          </draw:text-box>
        </draw:frame>
        <draw:line draw:style-name="gr9" draw:text-style-name="P5" draw:layer="layout" svg:x1="10.214cm" svg:y1="12.4cm" svg:x2="10.014cm" svg:y2="13cm">
          <text:p/>
        </draw:line>
        <draw:line draw:style-name="gr9" draw:text-style-name="P5" draw:layer="layout" svg:x1="11.015cm" svg:y1="12.4cm" svg:x2="11.215cm" svg:y2="13cm">
          <text:p/>
        </draw:line>
        <draw:line draw:style-name="gr9" draw:text-style-name="P5" draw:layer="layout" svg:x1="10.213cm" svg:y1="12.4cm" svg:x2="11.013cm" svg:y2="12.4cm">
          <text:p/>
        </draw:line>
        <draw:line draw:style-name="gr9" draw:text-style-name="P5" draw:layer="layout" svg:x1="11.213cm" svg:y1="13cm" svg:x2="12.013cm" svg:y2="13cm">
          <text:p/>
        </draw:line>
        <draw:line draw:style-name="gr9" draw:text-style-name="P5" draw:layer="layout" svg:x1="12.215cm" svg:y1="12.4cm" svg:x2="12.015cm" svg:y2="13cm">
          <text:p/>
        </draw:line>
        <draw:line draw:style-name="gr9" draw:text-style-name="P5" draw:layer="layout" svg:x1="12.214cm" svg:y1="12.4cm" svg:x2="13.014cm" svg:y2="12.4cm">
          <text:p/>
        </draw:line>
        <draw:line draw:style-name="gr9" draw:text-style-name="P5" draw:layer="layout" svg:x1="9.213cm" svg:y1="13cm" svg:x2="10.013cm" svg:y2="13cm">
          <text:p/>
        </draw:line>
        <draw:line draw:style-name="gr9" draw:text-style-name="P5" draw:layer="layout" svg:x1="6.715cm" svg:y1="13.4cm" svg:x2="6.515cm" svg:y2="14cm">
          <text:p/>
        </draw:line>
        <draw:line draw:style-name="gr9" draw:text-style-name="P5" draw:layer="layout" svg:x1="8.216cm" svg:y1="14.4cm" svg:x2="8.016cm" svg:y2="15cm">
          <text:p/>
        </draw:line>
        <draw:line draw:style-name="gr9" draw:text-style-name="P5" draw:layer="layout" svg:x1="5.013cm" svg:y1="15cm" svg:x2="8cm" svg:y2="15cm">
          <text:p/>
        </draw:line>
        <draw:line draw:style-name="gr9" draw:text-style-name="P5" draw:layer="layout" svg:x1="8.213cm" svg:y1="14.4cm" svg:x2="23cm" svg:y2="14.4cm">
          <text:p/>
        </draw:line>
        <draw:line draw:style-name="gr9" draw:text-style-name="P5" xml:id="id2" draw:id="id2" draw:layer="layout" svg:x1="12.2cm" svg:y1="15.4cm" svg:x2="12cm" svg:y2="16cm">
          <text:p/>
        </draw:line>
        <draw:line draw:style-name="gr9" draw:text-style-name="P5" xml:id="id1" draw:id="id1" draw:layer="layout" svg:x1="8.217cm" svg:y1="14.4cm" svg:x2="8.017cm" svg:y2="15cm">
          <text:p/>
        </draw:line>
        <draw:line draw:style-name="gr9" draw:text-style-name="P5" draw:layer="layout" svg:x1="13.015cm" svg:y1="12.4cm" svg:x2="13.215cm" svg:y2="13cm">
          <text:p/>
        </draw:line>
        <draw:line draw:style-name="gr9" draw:text-style-name="P5" draw:layer="layout" svg:x1="13.2cm" svg:y1="13cm" svg:x2="19cm" svg:y2="13cm">
          <text:p/>
        </draw:line>
        <draw:line draw:style-name="gr9" draw:text-style-name="P5" draw:layer="layout" svg:x1="19.2cm" svg:y1="12.4cm" svg:x2="19cm" svg:y2="13cm">
          <text:p/>
        </draw:line>
        <draw:line draw:style-name="gr9" draw:text-style-name="P5" draw:layer="layout" svg:x1="19.199cm" svg:y1="12.4cm" svg:x2="19.999cm" svg:y2="12.4cm">
          <text:p/>
        </draw:line>
        <draw:line draw:style-name="gr9" draw:text-style-name="P5" draw:layer="layout" svg:x1="20cm" svg:y1="12.4cm" svg:x2="20.2cm" svg:y2="13cm">
          <text:p/>
        </draw:line>
        <draw:line draw:style-name="gr9" draw:text-style-name="P5" draw:layer="layout" svg:x1="20.2cm" svg:y1="13cm" svg:x2="21cm" svg:y2="13cm">
          <text:p/>
        </draw:line>
        <draw:line draw:style-name="gr9" draw:text-style-name="P5" draw:layer="layout" svg:x1="21.202cm" svg:y1="12.4cm" svg:x2="21.002cm" svg:y2="13cm">
          <text:p/>
        </draw:line>
        <draw:line draw:style-name="gr9" draw:text-style-name="P5" draw:layer="layout" svg:x1="21.201cm" svg:y1="12.4cm" svg:x2="22.001cm" svg:y2="12.4cm">
          <text:p/>
        </draw:line>
        <draw:line draw:style-name="gr9" draw:text-style-name="P5" draw:layer="layout" svg:x1="22.002cm" svg:y1="12.4cm" svg:x2="22.202cm" svg:y2="13cm">
          <text:p/>
        </draw:line>
        <draw:line draw:style-name="gr9" draw:text-style-name="P5" draw:layer="layout" svg:x1="22.2cm" svg:y1="13cm" svg:x2="23cm" svg:y2="13cm">
          <text:p/>
        </draw:line>
        <draw:line draw:style-name="gr9" draw:text-style-name="P5" draw:layer="layout" svg:x1="23.202cm" svg:y1="12.4cm" svg:x2="23.002cm" svg:y2="13cm">
          <text:p/>
        </draw:line>
        <draw:line draw:style-name="gr9" draw:text-style-name="P5" draw:layer="layout" svg:x1="23.201cm" svg:y1="12.4cm" svg:x2="24.001cm" svg:y2="12.4cm">
          <text:p/>
        </draw:line>
        <draw:line draw:style-name="gr9" draw:text-style-name="P5" draw:layer="layout" svg:x1="24.002cm" svg:y1="12.4cm" svg:x2="24.202cm" svg:y2="13cm">
          <text:p/>
        </draw:line>
        <draw:line draw:style-name="gr9" draw:text-style-name="P5" draw:layer="layout" svg:x1="24.2cm" svg:y1="13cm" svg:x2="25cm" svg:y2="13cm">
          <text:p/>
        </draw:line>
        <draw:line draw:style-name="gr9" draw:text-style-name="P5" draw:layer="layout" svg:x1="25.202cm" svg:y1="12.4cm" svg:x2="25.002cm" svg:y2="13cm">
          <text:p/>
        </draw:line>
        <draw:line draw:style-name="gr9" draw:text-style-name="P5" draw:layer="layout" svg:x1="25.201cm" svg:y1="12.4cm" svg:x2="26.001cm" svg:y2="12.4cm">
          <text:p/>
        </draw:line>
        <draw:line draw:style-name="gr9" draw:text-style-name="P5" draw:layer="layout" svg:x1="26.002cm" svg:y1="12.4cm" svg:x2="26.202cm" svg:y2="13cm">
          <text:p/>
        </draw:line>
        <draw:line draw:style-name="gr9" draw:text-style-name="P5" draw:layer="layout" svg:x1="26.2cm" svg:y1="13cm" svg:x2="27cm" svg:y2="13cm">
          <text:p/>
        </draw:line>
        <draw:line draw:style-name="gr9" draw:text-style-name="P5" draw:layer="layout" svg:x1="21.4cm" svg:y1="13.4cm" svg:x2="21.6cm" svg:y2="14cm">
          <text:p/>
        </draw:line>
        <draw:line draw:style-name="gr9" draw:text-style-name="P5" draw:layer="layout" svg:x1="23cm" svg:y1="14.4cm" svg:x2="23.2cm" svg:y2="15cm">
          <text:p/>
        </draw:line>
        <draw:line draw:style-name="gr9" draw:text-style-name="P5" draw:layer="layout" svg:x1="23.201cm" svg:y1="15cm" svg:x2="29cm" svg:y2="15cm">
          <text:p/>
        </draw:line>
        <draw:line draw:style-name="gr9" draw:text-style-name="P5" draw:layer="layout" svg:x1="27.202cm" svg:y1="12.4cm" svg:x2="27.002cm" svg:y2="13cm">
          <text:p/>
        </draw:line>
        <draw:line draw:style-name="gr9" draw:text-style-name="P5" draw:layer="layout" svg:x1="27.201cm" svg:y1="12.4cm" svg:x2="28.001cm" svg:y2="12.4cm">
          <text:p/>
        </draw:line>
        <draw:line draw:style-name="gr9" draw:text-style-name="P5" draw:layer="layout" svg:x1="28.002cm" svg:y1="12.4cm" svg:x2="28.202cm" svg:y2="13cm">
          <text:p/>
        </draw:line>
        <draw:line draw:style-name="gr9" draw:text-style-name="P5" draw:layer="layout" svg:x1="28.2cm" svg:y1="13cm" svg:x2="29cm" svg:y2="13cm">
          <text:p/>
        </draw:line>
        <draw:line draw:style-name="gr9" draw:text-style-name="P5" draw:layer="layout" svg:x1="12.2cm" svg:y1="15.4cm" svg:x2="25cm" svg:y2="15.4cm">
          <text:p/>
        </draw:line>
        <draw:line draw:style-name="gr9" draw:text-style-name="P5" draw:layer="layout" svg:x1="25cm" svg:y1="15.4cm" svg:x2="25.2cm" svg:y2="16cm">
          <text:p/>
        </draw:line>
        <draw:line draw:style-name="gr9" draw:text-style-name="P5" draw:layer="layout" svg:x1="25.2cm" svg:y1="16cm" svg:x2="29cm" svg:y2="16cm">
          <text:p/>
        </draw:line>
        <draw:line draw:style-name="gr16" draw:text-style-name="P6" draw:layer="layout" svg:x1="12cm" svg:y1="12cm" svg:x2="19.1cm" svg:y2="12cm">
          <text:p/>
        </draw:line>
        <draw:line draw:style-name="gr17" draw:text-style-name="P5" draw:layer="layout" svg:x1="14.216cm" svg:y1="12.4cm" svg:x2="14.016cm" svg:y2="13cm">
          <text:p/>
        </draw:line>
        <draw:line draw:style-name="gr17" draw:text-style-name="P5" draw:layer="layout" svg:x1="14.215cm" svg:y1="12.4cm" svg:x2="15.015cm" svg:y2="12.4cm">
          <text:p/>
        </draw:line>
        <draw:line draw:style-name="gr17" draw:text-style-name="P5" draw:layer="layout" svg:x1="15.016cm" svg:y1="12.4cm" svg:x2="15.216cm" svg:y2="13cm">
          <text:p/>
        </draw:line>
        <draw:line draw:style-name="gr17" draw:text-style-name="P5" draw:layer="layout" svg:x1="17.217cm" svg:y1="12.4cm" svg:x2="17.017cm" svg:y2="13cm">
          <text:p/>
        </draw:line>
        <draw:line draw:style-name="gr17" draw:text-style-name="P5" draw:layer="layout" svg:x1="17.216cm" svg:y1="12.4cm" svg:x2="18.016cm" svg:y2="12.4cm">
          <text:p/>
        </draw:line>
        <draw:line draw:style-name="gr17" draw:text-style-name="P5" draw:layer="layout" svg:x1="18.017cm" svg:y1="12.4cm" svg:x2="18.217cm" svg:y2="13cm">
          <text:p/>
        </draw:line>
        <draw:line draw:style-name="gr17" draw:text-style-name="P5" draw:layer="layout" svg:x1="16.318cm" svg:y1="16.4cm" svg:x2="16.118cm" svg:y2="17cm">
          <text:p/>
        </draw:line>
        <draw:line draw:style-name="gr17" draw:text-style-name="P5" draw:layer="layout" svg:x1="16.317cm" svg:y1="16.4cm" svg:x2="17.117cm" svg:y2="16.4cm">
          <text:p/>
        </draw:line>
        <draw:line draw:style-name="gr17" draw:text-style-name="P5" draw:layer="layout" svg:x1="17.118cm" svg:y1="16.4cm" svg:x2="17.318cm" svg:y2="17cm">
          <text:p/>
        </draw:line>
        <draw:line draw:style-name="gr17" draw:text-style-name="P5" draw:layer="layout" svg:x1="15.317cm" svg:y1="17cm" svg:x2="16.117cm" svg:y2="17cm">
          <text:p/>
        </draw:line>
        <draw:line draw:style-name="gr17" draw:text-style-name="P5" draw:layer="layout" svg:x1="17.317cm" svg:y1="17cm" svg:x2="18.117cm" svg:y2="17cm">
          <text:p/>
        </draw:line>
        <draw:frame draw:style-name="gr18" draw:text-style-name="P3" draw:layer="layout" svg:width="10.937cm" svg:height="0.725cm" svg:x="18.1cm" svg:y="16.3cm">
          <draw:text-box>
            <text:p><text:span text:style-name="T2">: If debug connection has established, do not stop CLK.</text:span></text:p>
          </draw:text-box>
        </draw:frame>
        <draw:custom-shape draw:style-name="gr19" draw:text-style-name="P1" draw:layer="layout" svg:width="0.4cm" svg:height="4.1cm" svg:x="9.4cm" svg:y="12.2cm">
          <text:p/>
          <draw:enhanced-geometry svg:viewBox="0 0 21600 21600" draw:type="rectangle" draw:enhanced-path="M 0 0 L 21600 0 21600 21600 0 21600 0 0 Z N"/>
        </draw:custom-shape>
        <draw:connector draw:style-name="gr20" draw:text-style-name="P4" draw:layer="layout" draw:type="curve" svg:x1="8.217cm" svg:y1="14.7cm" svg:x2="12cm" svg:y2="15.7cm" draw:start-shape="id1" draw:start-glue-point="1" draw:end-shape="id2" draw:end-glue-point="3" svg:d="M8217 14700c2838 0 947 1000 3783 1000" svg:viewBox="0 0 3784 1001">
          <text:p/>
        </draw:connector>
        <draw:custom-shape draw:style-name="gr21" draw:text-style-name="P1" draw:layer="layout" svg:width="0.7cm" svg:height="4.1cm" svg:x="15.7cm" svg:y="12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4cm" svg:height="4.1cm" svg:x="24.4cm" svg:y="12.2cm">
          <text:p/>
          <draw:enhanced-geometry svg:viewBox="0 0 21600 21600" draw:type="rectangle" draw:enhanced-path="M 0 0 L 21600 0 21600 21600 0 21600 0 0 Z N"/>
        </draw:custom-shape>
        <draw:connector draw:style-name="gr20" draw:text-style-name="P4" draw:layer="layout" draw:type="curve" svg:x1="23.1cm" svg:y1="14.7cm" svg:x2="25.073cm" svg:y2="15.764cm" svg:d="M23100 14700c1480 0 494 1064 1973 1064" svg:viewBox="0 0 1974 1065">
          <text:p/>
        </draw:connector>
        <draw:frame draw:style-name="gr5" draw:text-style-name="P3" draw:layer="layout" svg:width="2.9cm" svg:height="0.725cm" svg:x="16cm" svg:y="4.601cm">
          <draw:text-box>
            <text:p><text:span text:style-name="T2">STBY_REQ</text:span></text:p>
          </draw:text-box>
        </draw:frame>
        <draw:frame draw:style-name="gr6" draw:text-style-name="P3" draw:layer="layout" svg:width="2.72cm" svg:height="0.725cm" svg:x="16cm" svg:y="5.577cm">
          <draw:text-box>
            <text:p><text:span text:style-name="T2">STBY_ACK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4" draw:display-name="線の終点 4" svg:viewBox="0 0 20 20" svg:d="M0 20l10-20 10 20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draw:stroke-dash draw:name="Dash" draw:style="rect" draw:dots1="1" draw:dots1-length="197%" draw:distance="127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30T21:48:13.557128685</meta:creation-date>
    <dc:date>2023-07-17T15:07:53.441462688</dc:date>
    <meta:editing-duration>P1DT4H59M39S</meta:editing-duration>
    <meta:editing-cycles>247</meta:editing-cycles>
    <meta:generator>LibreOffice/7.5.3.2$MacOSX_AARCH64 LibreOffice_project/9f56dff12ba03b9acd7730a5a481eea045e468f3</meta:generator>
    <meta:document-statistic meta:object-count="98"/>
  </office:meta>
</office:document-meta>
</file>